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1"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6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7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1"/>
        <table:table-column table:style-name="co7" table:default-cell-style-name="ce11"/>
        <table:table-column table:style-name="co3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6"/>
          <table:table-cell office:value-type="string" table:number-columns-spanned="8" table:number-rows-spanned="1" table:style-name="ce7">
            <text:p>中 華 民 國 111 年 6 月 份</text:p>
          </table:table-cell>
          <table:covered-table-cell table:number-columns-repeated="7"/>
          <table:table-cell table:style-name="ce8"/>
          <table:table-cell table:number-columns-repeated="4" table:style-name="ce9"/>
          <table:table-cell table:number-columns-repeated="2" table:style-name="ce10"/>
          <table:table-cell table:style-name="ce11"/>
          <table:table-cell office:value-type="string" table:style-name="ce12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3"/>
          <table:table-cell office:value-type="string" table:number-columns-spanned="3" table:number-rows-spanned="1" table:style-name="ce76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77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77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8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77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9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9">
            <text:p>區 <text:s/>域 <text:s/>別</text:p>
          </table:table-cell>
          <table:table-cell office:value-type="string" table:style-name="ce20">
            <text:p>月增加</text:p>
          </table:table-cell>
          <table:table-cell office:value-type="string" table:number-columns-spanned="1" table:number-rows-spanned="2" table:style-name="ce72">
            <text:p>月增加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74">
            <text:p>人口數</text:p>
          </table:table-cell>
          <table:table-cell office:value-type="string" table:number-columns-spanned="1" table:number-rows-spanned="2" table:style-name="ce73">
            <text:p>月增加</text:p>
            <text:p>率</text:p>
          </table:table-cell>
          <table:table-cell office:value-type="string" table:style-name="ce24">
            <text:p>折合年</text:p>
          </table:table-cell>
          <table:table-cell office:value-type="string" table:number-columns-spanned="1" table:number-rows-spanned="2" table:style-name="ce74">
            <text:p>出生數</text:p>
          </table:table-cell>
          <table:table-cell office:value-type="string" table:number-columns-spanned="1" table:number-rows-spanned="2" table:style-name="ce73">
            <text:p>月出生</text:p>
            <text:p>率</text:p>
          </table:table-cell>
          <table:table-cell office:value-type="string" table:style-name="ce24">
            <text:p>折合年</text:p>
          </table:table-cell>
          <table:table-cell office:value-type="string" table:number-columns-spanned="1" table:number-rows-spanned="2" table:style-name="ce74">
            <text:p>死亡數</text:p>
          </table:table-cell>
          <table:table-cell office:value-type="string" table:number-columns-spanned="1" table:number-rows-spanned="2" table:style-name="ce73">
            <text:p>月死亡</text:p>
            <text:p>率</text:p>
          </table:table-cell>
          <table:table-cell office:value-type="string" table:style-name="ce24">
            <text:p>折合年</text:p>
          </table:table-cell>
          <table:table-cell office:value-type="string" table:number-columns-spanned="1" table:number-rows-spanned="2" table:style-name="ce74">
            <text:p>合計</text:p>
          </table:table-cell>
          <table:table-cell office:value-type="string" table:number-columns-spanned="1" table:number-rows-spanned="2" table:style-name="ce73">
            <text:p>不同</text:p>
            <text:p>性別</text:p>
          </table:table-cell>
          <table:table-cell office:value-type="string" table:number-columns-spanned="1" table:number-rows-spanned="2" table:style-name="ce72">
            <text:p>相同</text:p>
            <text:p>性別</text:p>
          </table:table-cell>
          <table:table-cell office:value-type="string" table:number-columns-spanned="1" table:number-rows-spanned="2" table:style-name="ce72">
            <text:p>月結婚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75">
            <text:p>合計</text:p>
          </table:table-cell>
          <table:table-cell office:value-type="string" table:number-columns-spanned="1" table:number-rows-spanned="2" table:style-name="ce72">
            <text:p>不同</text:p>
            <text:p>性別</text:p>
          </table:table-cell>
          <table:table-cell office:value-type="string" table:number-columns-spanned="1" table:number-rows-spanned="2" table:style-name="ce72">
            <text:p>相同</text:p>
            <text:p>性別</text:p>
          </table:table-cell>
          <table:table-cell office:value-type="string" table:number-columns-spanned="1" table:number-rows-spanned="2" table:style-name="ce72">
            <text:p>月離婚</text:p>
            <text:p>率</text:p>
          </table:table-cell>
          <table:table-cell office:value-type="string" table:style-name="ce20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26"/>
          <table:table-cell office:value-type="string" table:style-name="ce27">
            <text:p>人口數</text:p>
          </table:table-cell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30">
            <text:p>增加率</text:p>
          </table:table-cell>
          <table:covered-table-cell/>
          <table:covered-table-cell/>
          <table:table-cell office:value-type="string" table:style-name="ce30">
            <text:p>出生率</text:p>
          </table:table-cell>
          <table:covered-table-cell/>
          <table:covered-table-cell/>
          <table:table-cell office:value-type="string" table:style-name="ce3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5">
            <text:p>總 <text:s text:c="3"/>計</text:p>
          </table:table-cell>
          <table:table-cell office:value-type="float" office:value="-9900" table:style-name="ce36">
            <text:p>–9,900</text:p>
          </table:table-cell>
          <table:table-cell office:value-type="float" office:value="-0.42679444863718496" table:style-name="ce37">
            <text:p>–0.43</text:p>
          </table:table-cell>
          <table:table-cell office:value-type="float" office:value="-5.1926657917524164" table:style-name="ce37">
            <text:p>–5.19</text:p>
          </table:table-cell>
          <table:table-cell office:value-type="float" office:value="-10090" table:style-name="ce38">
            <text:p>–10,090</text:p>
          </table:table-cell>
          <table:table-cell office:value-type="float" office:value="-0.43507829770808171" table:style-name="ce39">
            <text:p>–0.44</text:p>
          </table:table-cell>
          <table:table-cell office:value-type="float" office:value="-5.2934526221149936" table:style-name="ce40">
            <text:p>–5.29</text:p>
          </table:table-cell>
          <table:table-cell office:value-type="float" office:value="10943" table:style-name="ce38">
            <text:p>10,943</text:p>
          </table:table-cell>
          <table:table-cell office:value-type="float" office:value="0.4718594461664557" table:style-name="ce39">
            <text:p>0.47</text:p>
          </table:table-cell>
          <table:table-cell office:value-type="float" office:value="5.7409565950252119" table:style-name="ce40">
            <text:p>5.74</text:p>
          </table:table-cell>
          <table:table-cell office:value-type="float" office:value="21033" table:style-name="ce38">
            <text:p>21,033</text:p>
          </table:table-cell>
          <table:table-cell office:value-type="float" office:value="0.90693774387453741" table:style-name="ce39">
            <text:p>0.91</text:p>
          </table:table-cell>
          <table:table-cell office:value-type="float" office:value="11.034409217140205" table:style-name="ce40">
            <text:p>11.03</text:p>
          </table:table-cell>
          <table:table-cell office:value-type="float" office:value="9045" table:style-name="ce41">
            <text:p>9,045</text:p>
          </table:table-cell>
          <table:table-cell office:value-type="float" office:value="8868" table:style-name="ce38">
            <text:p>8,868</text:p>
          </table:table-cell>
          <table:table-cell office:value-type="float" office:value="177" table:style-name="ce36">
            <text:p>177</text:p>
          </table:table-cell>
          <table:table-cell office:value-type="float" office:value="0.39001815686517333" table:style-name="ce39">
            <text:p>0.39</text:p>
          </table:table-cell>
          <table:table-cell office:value-type="float" office:value="4.7452209085262753" table:style-name="ce37">
            <text:p>4.75</text:p>
          </table:table-cell>
          <table:table-cell office:value-type="float" office:value="4156" table:style-name="ce42">
            <text:p>4,156</text:p>
          </table:table-cell>
          <table:table-cell office:value-type="float" office:value="4103" table:style-name="ce36">
            <text:p>4,103</text:p>
          </table:table-cell>
          <table:table-cell office:value-type="float" office:value="53" table:style-name="ce36">
            <text:p>53</text:p>
          </table:table-cell>
          <table:table-cell office:value-type="float" office:value="0.17920568932356665" table:style-name="ce39">
            <text:p>0.18</text:p>
          </table:table-cell>
          <table:table-cell office:value-type="float" office:value="2.1803358867700608" table:style-name="ce43">
            <text:p>2.18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35">
            <text:p>新北市</text:p>
          </table:table-cell>
          <table:table-cell office:value-type="float" office:value="-570" table:style-name="ce36">
            <text:p>–570</text:p>
          </table:table-cell>
          <table:table-cell office:value-type="float" office:value="-0.14347415363464081" table:style-name="ce37">
            <text:p>–0.14</text:p>
          </table:table-cell>
          <table:table-cell office:value-type="float" office:value="-1.7456022025547961" table:style-name="ce37">
            <text:p>–1.75</text:p>
          </table:table-cell>
          <table:table-cell office:value-type="float" office:value="-1410" table:style-name="ce41">
            <text:p>–1,410</text:p>
          </table:table-cell>
          <table:table-cell office:value-type="float" office:value="-0.35493521047909704" table:style-name="ce40">
            <text:p>–0.35</text:p>
          </table:table-cell>
          <table:table-cell office:value-type="float" office:value="-4.3183783941623481" table:style-name="ce40">
            <text:p>–4.32</text:p>
          </table:table-cell>
          <table:table-cell office:value-type="float" office:value="1739" table:style-name="ce41">
            <text:p>1,739</text:p>
          </table:table-cell>
          <table:table-cell office:value-type="float" office:value="0.43775342625755304" table:style-name="ce40">
            <text:p>0.44</text:p>
          </table:table-cell>
          <table:table-cell office:value-type="float" office:value="5.3260000194668962" table:style-name="ce40">
            <text:p>5.33</text:p>
          </table:table-cell>
          <table:table-cell office:value-type="float" office:value="3149" table:style-name="ce41">
            <text:p>3,149</text:p>
          </table:table-cell>
          <table:table-cell office:value-type="float" office:value="0.79268863673665013" table:style-name="ce40">
            <text:p>0.79</text:p>
          </table:table-cell>
          <table:table-cell office:value-type="float" office:value="9.6443784136292443" table:style-name="ce40">
            <text:p>9.64</text:p>
          </table:table-cell>
          <table:table-cell office:value-type="float" office:value="1601" table:style-name="ce41">
            <text:p>1,601</text:p>
          </table:table-cell>
          <table:table-cell office:value-type="float" office:value="1572" table:style-name="ce41">
            <text:p>1,572</text:p>
          </table:table-cell>
          <table:table-cell office:value-type="float" office:value="29" table:style-name="ce42">
            <text:p>29</text:p>
          </table:table-cell>
          <table:table-cell office:value-type="float" office:value="0.40301508650853501" table:style-name="ce40">
            <text:p>0.40</text:p>
          </table:table-cell>
          <table:table-cell office:value-type="float" office:value="4.9033502191871774" table:style-name="ce37">
            <text:p>4.90</text:p>
          </table:table-cell>
          <table:table-cell office:value-type="float" office:value="746" table:style-name="ce42">
            <text:p>746</text:p>
          </table:table-cell>
          <table:table-cell office:value-type="float" office:value="741" table:style-name="ce42">
            <text:p>741</text:p>
          </table:table-cell>
          <table:table-cell office:value-type="float" office:value="5" table:style-name="ce42">
            <text:p>5</text:p>
          </table:table-cell>
          <table:table-cell office:value-type="float" office:value="0.18778841632440171" table:style-name="ce40">
            <text:p>0.19</text:p>
          </table:table-cell>
          <table:table-cell office:value-type="float" office:value="2.2847590652802214" table:style-name="ce45">
            <text:p>2.28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35">
            <text:p>臺北市</text:p>
          </table:table-cell>
          <table:table-cell office:value-type="float" office:value="-6147" table:style-name="ce36">
            <text:p>–6,147</text:p>
          </table:table-cell>
          <table:table-cell office:value-type="float" office:value="-2.4880605877360109" table:style-name="ce37">
            <text:p>–2.49</text:p>
          </table:table-cell>
          <table:table-cell office:value-type="float" office:value="-30.271403817454797" table:style-name="ce37">
            <text:p>–30.27</text:p>
          </table:table-cell>
          <table:table-cell office:value-type="float" office:value="-989" table:style-name="ce41">
            <text:p>–989</text:p>
          </table:table-cell>
          <table:table-cell office:value-type="float" office:value="-0.4008063949085835" table:style-name="ce40">
            <text:p>–0.40</text:p>
          </table:table-cell>
          <table:table-cell office:value-type="float" office:value="-4.876477804721099" table:style-name="ce40">
            <text:p>–4.88</text:p>
          </table:table-cell>
          <table:table-cell office:value-type="float" office:value="1160" table:style-name="ce41">
            <text:p>1,160</text:p>
          </table:table-cell>
          <table:table-cell office:value-type="float" office:value="0.47010659059045184" table:style-name="ce40">
            <text:p>0.47</text:p>
          </table:table-cell>
          <table:table-cell office:value-type="float" office:value="5.7196301855171638" table:style-name="ce40">
            <text:p>5.72</text:p>
          </table:table-cell>
          <table:table-cell office:value-type="float" office:value="2149" table:style-name="ce41">
            <text:p>2,149</text:p>
          </table:table-cell>
          <table:table-cell office:value-type="float" office:value="0.8709129854990354" table:style-name="ce40">
            <text:p>0.87</text:p>
          </table:table-cell>
          <table:table-cell office:value-type="float" office:value="10.596107990238265" table:style-name="ce40">
            <text:p>10.60</text:p>
          </table:table-cell>
          <table:table-cell office:value-type="float" office:value="1003" table:style-name="ce41">
            <text:p>1,003</text:p>
          </table:table-cell>
          <table:table-cell office:value-type="float" office:value="988" table:style-name="ce41">
            <text:p>988</text:p>
          </table:table-cell>
          <table:table-cell office:value-type="float" office:value="15" table:style-name="ce42">
            <text:p>15</text:p>
          </table:table-cell>
          <table:table-cell office:value-type="float" office:value="0.40648009513984756" table:style-name="ce40">
            <text:p>0.41</text:p>
          </table:table-cell>
          <table:table-cell office:value-type="float" office:value="4.9455078242014787" table:style-name="ce37">
            <text:p>4.95</text:p>
          </table:table-cell>
          <table:table-cell office:value-type="float" office:value="378" table:style-name="ce42">
            <text:p>378</text:p>
          </table:table-cell>
          <table:table-cell office:value-type="float" office:value="376" table:style-name="ce42">
            <text:p>376</text:p>
          </table:table-cell>
          <table:table-cell office:value-type="float" office:value="2" table:style-name="ce42">
            <text:p>2</text:p>
          </table:table-cell>
          <table:table-cell office:value-type="float" office:value="0.15318990624413001" table:style-name="ce40">
            <text:p>0.15</text:p>
          </table:table-cell>
          <table:table-cell office:value-type="float" office:value="1.8638105259702482" table:style-name="ce45">
            <text:p>1.86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35">
            <text:p>桃園市</text:p>
          </table:table-cell>
          <table:table-cell office:value-type="float" office:value="1317" table:style-name="ce36">
            <text:p>1,317</text:p>
          </table:table-cell>
          <table:table-cell office:value-type="float" office:value="0.58203127589475712" table:style-name="ce37">
            <text:p>0.58</text:p>
          </table:table-cell>
          <table:table-cell office:value-type="float" office:value="7.081380523386211" table:style-name="ce37">
            <text:p>7.08</text:p>
          </table:table-cell>
          <table:table-cell office:value-type="float" office:value="-142" table:style-name="ce41">
            <text:p>–142</text:p>
          </table:table-cell>
          <table:table-cell office:value-type="float" office:value="-6.2736823223758162E-2" table:style-name="ce40">
            <text:p>–0.06</text:p>
          </table:table-cell>
          <table:table-cell office:value-type="float" office:value="-0.76329801588905777" table:style-name="ce40">
            <text:p>–0.76</text:p>
          </table:table-cell>
          <table:table-cell office:value-type="float" office:value="1467" table:style-name="ce41">
            <text:p>1,467</text:p>
          </table:table-cell>
          <table:table-cell office:value-type="float" office:value="0.6481332371074171" table:style-name="ce40">
            <text:p>0.65</text:p>
          </table:table-cell>
          <table:table-cell office:value-type="float" office:value="7.8856210514735743" table:style-name="ce40">
            <text:p>7.89</text:p>
          </table:table-cell>
          <table:table-cell office:value-type="float" office:value="1609" table:style-name="ce41">
            <text:p>1,609</text:p>
          </table:table-cell>
          <table:table-cell office:value-type="float" office:value="0.71087006033117528" table:style-name="ce40">
            <text:p>0.71</text:p>
          </table:table-cell>
          <table:table-cell office:value-type="float" office:value="8.6489190673626322" table:style-name="ce40">
            <text:p>8.65</text:p>
          </table:table-cell>
          <table:table-cell office:value-type="float" office:value="977" table:style-name="ce41">
            <text:p>977</text:p>
          </table:table-cell>
          <table:table-cell office:value-type="float" office:value="959" table:style-name="ce41">
            <text:p>959</text:p>
          </table:table-cell>
          <table:table-cell office:value-type="float" office:value="18" table:style-name="ce42">
            <text:p>18</text:p>
          </table:table-cell>
          <table:table-cell office:value-type="float" office:value="0.43164701612402628" table:style-name="ce40">
            <text:p>0.43</text:p>
          </table:table-cell>
          <table:table-cell office:value-type="float" office:value="5.25170536284232" table:style-name="ce37">
            <text:p>5.25</text:p>
          </table:table-cell>
          <table:table-cell office:value-type="float" office:value="471" table:style-name="ce42">
            <text:p>471</text:p>
          </table:table-cell>
          <table:table-cell office:value-type="float" office:value="464" table:style-name="ce42">
            <text:p>464</text:p>
          </table:table-cell>
          <table:table-cell office:value-type="float" office:value="7" table:style-name="ce42">
            <text:p>7</text:p>
          </table:table-cell>
          <table:table-cell office:value-type="float" office:value="0.20809185731260632" table:style-name="ce40">
            <text:p>0.21</text:p>
          </table:table-cell>
          <table:table-cell office:value-type="float" office:value="2.5317842639700436" table:style-name="ce45">
            <text:p>2.53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35">
            <text:p>臺中市</text:p>
          </table:table-cell>
          <table:table-cell office:value-type="float" office:value="27" table:style-name="ce36">
            <text:p>27</text:p>
          </table:table-cell>
          <table:table-cell office:value-type="float" office:value="9.6452271129477529E-3" table:style-name="ce37">
            <text:p>0.01</text:p>
          </table:table-cell>
          <table:table-cell office:value-type="float" office:value="0.117350263207531" table:style-name="ce37">
            <text:p>0.12</text:p>
          </table:table-cell>
          <table:table-cell office:value-type="float" office:value="-646" table:style-name="ce41">
            <text:p>–646</text:p>
          </table:table-cell>
          <table:table-cell office:value-type="float" office:value="-0.23076987652918535" table:style-name="ce40">
            <text:p>–0.23</text:p>
          </table:table-cell>
          <table:table-cell office:value-type="float" office:value="-2.8077001644384221" table:style-name="ce40">
            <text:p>–2.81</text:p>
          </table:table-cell>
          <table:table-cell office:value-type="float" office:value="1437" table:style-name="ce41">
            <text:p>1,437</text:p>
          </table:table-cell>
          <table:table-cell office:value-type="float" office:value="0.51333794515857478" table:style-name="ce40">
            <text:p>0.51</text:p>
          </table:table-cell>
          <table:table-cell office:value-type="float" office:value="6.2456116660959937" table:style-name="ce40">
            <text:p>6.25</text:p>
          </table:table-cell>
          <table:table-cell office:value-type="float" office:value="2083" table:style-name="ce41">
            <text:p>2,083</text:p>
          </table:table-cell>
          <table:table-cell office:value-type="float" office:value="0.74410782168776024" table:style-name="ce40">
            <text:p>0.74</text:p>
          </table:table-cell>
          <table:table-cell office:value-type="float" office:value="9.0533118305344171" table:style-name="ce40">
            <text:p>9.05</text:p>
          </table:table-cell>
          <table:table-cell office:value-type="float" office:value="1186" table:style-name="ce41">
            <text:p>1,186</text:p>
          </table:table-cell>
          <table:table-cell office:value-type="float" office:value="1162" table:style-name="ce41">
            <text:p>1,162</text:p>
          </table:table-cell>
          <table:table-cell office:value-type="float" office:value="24" table:style-name="ce42">
            <text:p>24</text:p>
          </table:table-cell>
          <table:table-cell office:value-type="float" office:value="0.42367348848856629" table:style-name="ce40">
            <text:p>0.42</text:p>
          </table:table-cell>
          <table:table-cell office:value-type="float" office:value="5.1546941099442227" table:style-name="ce37">
            <text:p>5.15</text:p>
          </table:table-cell>
          <table:table-cell office:value-type="float" office:value="495" table:style-name="ce42">
            <text:p>495</text:p>
          </table:table-cell>
          <table:table-cell office:value-type="float" office:value="491" table:style-name="ce42">
            <text:p>491</text:p>
          </table:table-cell>
          <table:table-cell office:value-type="float" office:value="4" table:style-name="ce42">
            <text:p>4</text:p>
          </table:table-cell>
          <table:table-cell office:value-type="float" office:value="0.17682831096276583" table:style-name="ce40">
            <text:p>0.18</text:p>
          </table:table-cell>
          <table:table-cell office:value-type="float" office:value="2.1514111167136512" table:style-name="ce45">
            <text:p>2.15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35">
            <text:p>臺南市</text:p>
          </table:table-cell>
          <table:table-cell office:value-type="float" office:value="-618" table:style-name="ce36">
            <text:p>–618</text:p>
          </table:table-cell>
          <table:table-cell office:value-type="float" office:value="-0.33378648359180185" table:style-name="ce37">
            <text:p>–0.33</text:p>
          </table:table-cell>
          <table:table-cell office:value-type="float" office:value="-4.0610688837002558" table:style-name="ce37">
            <text:p>–4.06</text:p>
          </table:table-cell>
          <table:table-cell office:value-type="float" office:value="-1087" table:style-name="ce41">
            <text:p>–1,087</text:p>
          </table:table-cell>
          <table:table-cell office:value-type="float" office:value="-0.58719493683467894" table:style-name="ce40">
            <text:p>–0.59</text:p>
          </table:table-cell>
          <table:table-cell office:value-type="float" office:value="-7.1442050648219269" table:style-name="ce40">
            <text:p>–7.14</text:p>
          </table:table-cell>
          <table:table-cell office:value-type="float" office:value="672" table:style-name="ce41">
            <text:p>672</text:p>
          </table:table-cell>
          <table:table-cell office:value-type="float" office:value="0.36301287723358255" table:style-name="ce40">
            <text:p>0.36</text:p>
          </table:table-cell>
          <table:table-cell office:value-type="float" office:value="4.4166566730085881" table:style-name="ce40">
            <text:p>4.42</text:p>
          </table:table-cell>
          <table:table-cell office:value-type="float" office:value="1759" table:style-name="ce41">
            <text:p>1,759</text:p>
          </table:table-cell>
          <table:table-cell office:value-type="float" office:value="0.9502078140682616" table:style-name="ce40">
            <text:p>0.95</text:p>
          </table:table-cell>
          <table:table-cell office:value-type="float" office:value="11.560861737830516" table:style-name="ce40">
            <text:p>11.56</text:p>
          </table:table-cell>
          <table:table-cell office:value-type="float" office:value="694" table:style-name="ce41">
            <text:p>694</text:p>
          </table:table-cell>
          <table:table-cell office:value-type="float" office:value="673" table:style-name="ce41">
            <text:p>673</text:p>
          </table:table-cell>
          <table:table-cell office:value-type="float" office:value="21" table:style-name="ce42">
            <text:p>21</text:p>
          </table:table-cell>
          <table:table-cell office:value-type="float" office:value="0.37489722738111059" table:style-name="ce40">
            <text:p>0.37</text:p>
          </table:table-cell>
          <table:table-cell office:value-type="float" office:value="4.5612495998035119" table:style-name="ce37">
            <text:p>4.56</text:p>
          </table:table-cell>
          <table:table-cell office:value-type="float" office:value="317" table:style-name="ce42">
            <text:p>317</text:p>
          </table:table-cell>
          <table:table-cell office:value-type="float" office:value="312" table:style-name="ce42">
            <text:p>312</text:p>
          </table:table-cell>
          <table:table-cell office:value-type="float" office:value="5" table:style-name="ce42">
            <text:p>5</text:p>
          </table:table-cell>
          <table:table-cell office:value-type="float" office:value="0.17124268167119894" table:style-name="ce40">
            <text:p>0.17</text:p>
          </table:table-cell>
          <table:table-cell office:value-type="float" office:value="2.0834526269995868" table:style-name="ce45">
            <text:p>2.08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35">
            <text:p>高雄市</text:p>
          </table:table-cell>
          <table:table-cell office:value-type="float" office:value="-957" table:style-name="ce36">
            <text:p>–957</text:p>
          </table:table-cell>
          <table:table-cell office:value-type="float" office:value="-0.35130430441380639" table:style-name="ce37">
            <text:p>–0.35</text:p>
          </table:table-cell>
          <table:table-cell office:value-type="float" office:value="-4.274202370367977" table:style-name="ce37">
            <text:p>–4.27</text:p>
          </table:table-cell>
          <table:table-cell office:value-type="float" office:value="-1348" table:style-name="ce41">
            <text:p>–1,348</text:p>
          </table:table-cell>
          <table:table-cell office:value-type="float" office:value="-0.49492309141152396" table:style-name="ce40">
            <text:p>–0.49</text:p>
          </table:table-cell>
          <table:table-cell office:value-type="float" office:value="-6.0215642788402075" table:style-name="ce40">
            <text:p>–6.02</text:p>
          </table:table-cell>
          <table:table-cell office:value-type="float" office:value="1266" table:style-name="ce41">
            <text:p>1,266</text:p>
          </table:table-cell>
          <table:table-cell office:value-type="float" office:value="0.46481649386275176" table:style-name="ce40">
            <text:p>0.46</text:p>
          </table:table-cell>
          <table:table-cell office:value-type="float" office:value="5.6552673419968134" table:style-name="ce40">
            <text:p>5.66</text:p>
          </table:table-cell>
          <table:table-cell office:value-type="float" office:value="2614" table:style-name="ce41">
            <text:p>2,614</text:p>
          </table:table-cell>
          <table:table-cell office:value-type="float" office:value="0.95973958527427572" table:style-name="ce40">
            <text:p>0.96</text:p>
          </table:table-cell>
          <table:table-cell office:value-type="float" office:value="11.676831620837021" table:style-name="ce40">
            <text:p>11.68</text:p>
          </table:table-cell>
          <table:table-cell office:value-type="float" office:value="1008" table:style-name="ce41">
            <text:p>1,008</text:p>
          </table:table-cell>
          <table:table-cell office:value-type="float" office:value="979" table:style-name="ce41">
            <text:p>979</text:p>
          </table:table-cell>
          <table:table-cell office:value-type="float" office:value="29" table:style-name="ce42">
            <text:p>29</text:p>
          </table:table-cell>
          <table:table-cell office:value-type="float" office:value="0.37009085767271227" table:style-name="ce40">
            <text:p>0.37</text:p>
          </table:table-cell>
          <table:table-cell office:value-type="float" office:value="4.5027721016846654" table:style-name="ce37">
            <text:p>4.50</text:p>
          </table:table-cell>
          <table:table-cell office:value-type="float" office:value="503" table:style-name="ce42">
            <text:p>503</text:p>
          </table:table-cell>
          <table:table-cell office:value-type="float" office:value="495" table:style-name="ce42">
            <text:p>495</text:p>
          </table:table-cell>
          <table:table-cell office:value-type="float" office:value="8" table:style-name="ce42">
            <text:p>8</text:p>
          </table:table-cell>
          <table:table-cell office:value-type="float" office:value="0.18467827520771257" table:style-name="ce40">
            <text:p>0.18</text:p>
          </table:table-cell>
          <table:table-cell office:value-type="float" office:value="2.2469190150271694" table:style-name="ce45">
            <text:p>2.25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35">
            <text:p>臺灣省</text:p>
          </table:table-cell>
          <table:table-cell office:value-type="float" office:value="-2817" table:style-name="ce36">
            <text:p>–2,817</text:p>
          </table:table-cell>
          <table:table-cell office:value-type="float" office:value="-0.40468678148163634" table:style-name="ce37">
            <text:p>–0.40</text:p>
          </table:table-cell>
          <table:table-cell office:value-type="float" office:value="-4.9236891746932416" table:style-name="ce37">
            <text:p>–4.92</text:p>
          </table:table-cell>
          <table:table-cell office:value-type="float" office:value="-4453" table:style-name="ce41">
            <text:p>–4,453</text:p>
          </table:table-cell>
          <table:table-cell office:value-type="float" office:value="-0.6398420123311479" table:style-name="ce40">
            <text:p>–0.64</text:p>
          </table:table-cell>
          <table:table-cell office:value-type="float" office:value="-7.7847444833622994" table:style-name="ce40">
            <text:p>–7.78</text:p>
          </table:table-cell>
          <table:table-cell office:value-type="float" office:value="3120" table:style-name="ce41">
            <text:p>3,120</text:p>
          </table:table-cell>
          <table:table-cell office:value-type="float" office:value="0.44830610340740662" table:style-name="ce40">
            <text:p>0.45</text:p>
          </table:table-cell>
          <table:table-cell office:value-type="float" office:value="5.454390924790113" table:style-name="ce40">
            <text:p>5.45</text:p>
          </table:table-cell>
          <table:table-cell office:value-type="float" office:value="7573" table:style-name="ce41">
            <text:p>7,573</text:p>
          </table:table-cell>
          <table:table-cell office:value-type="float" office:value="1.0881481157385546" table:style-name="ce40">
            <text:p>1.09</text:p>
          </table:table-cell>
          <table:table-cell office:value-type="float" office:value="13.239135408152414" table:style-name="ce40">
            <text:p>13.24</text:p>
          </table:table-cell>
          <table:table-cell office:value-type="float" office:value="2525" table:style-name="ce41">
            <text:p>2,525</text:p>
          </table:table-cell>
          <table:table-cell office:value-type="float" office:value="2484" table:style-name="ce41">
            <text:p>2,484</text:p>
          </table:table-cell>
          <table:table-cell office:value-type="float" office:value="41" table:style-name="ce42">
            <text:p>41</text:p>
          </table:table-cell>
          <table:table-cell office:value-type="float" office:value="0.36281183048195564" table:style-name="ce40">
            <text:p>0.36</text:p>
          </table:table-cell>
          <table:table-cell office:value-type="float" office:value="4.4142106041971276" table:style-name="ce37">
            <text:p>4.41</text:p>
          </table:table-cell>
          <table:table-cell office:value-type="float" office:value="1227" table:style-name="ce42">
            <text:p>1,227</text:p>
          </table:table-cell>
          <table:table-cell office:value-type="float" office:value="1206" table:style-name="ce42">
            <text:p>1,206</text:p>
          </table:table-cell>
          <table:table-cell office:value-type="float" office:value="21" table:style-name="ce42">
            <text:p>21</text:p>
          </table:table-cell>
          <table:table-cell office:value-type="float" office:value="0.176304996436182" table:style-name="ce40">
            <text:p>0.18</text:p>
          </table:table-cell>
          <table:table-cell office:value-type="float" office:value="2.1450441233068811" table:style-name="ce45">
            <text:p>2.15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宜蘭縣</text:p>
          </table:table-cell>
          <table:table-cell office:value-type="float" office:value="-77" table:style-name="ce47">
            <text:p>–77</text:p>
          </table:table-cell>
          <table:table-cell office:value-type="float" office:value="-0.17151779886976451" table:style-name="ce48">
            <text:p>–0.17</text:p>
          </table:table-cell>
          <table:table-cell office:value-type="float" office:value="-2.0867998862488015" table:style-name="ce48">
            <text:p>–2.09</text:p>
          </table:table-cell>
          <table:table-cell office:value-type="float" office:value="-281" table:style-name="ce49">
            <text:p>–281</text:p>
          </table:table-cell>
          <table:table-cell office:value-type="float" office:value="-0.62598227423147312" table:style-name="ce50">
            <text:p>–0.63</text:p>
          </table:table-cell>
          <table:table-cell office:value-type="float" office:value="-7.6161176698162558" table:style-name="ce50">
            <text:p>–7.62</text:p>
          </table:table-cell>
          <table:table-cell office:value-type="float" office:value="179" table:style-name="ce49">
            <text:p>179</text:p>
          </table:table-cell>
          <table:table-cell office:value-type="float" office:value="0.39875739177022662" table:style-name="ce50">
            <text:p>0.40</text:p>
          </table:table-cell>
          <table:table-cell office:value-type="float" office:value="4.8515482665377574" table:style-name="ce50">
            <text:p>4.85</text:p>
          </table:table-cell>
          <table:table-cell office:value-type="float" office:value="460" table:style-name="ce49">
            <text:p>460</text:p>
          </table:table-cell>
          <table:table-cell office:value-type="float" office:value="1.0247396660016996" table:style-name="ce50">
            <text:p>1.02</text:p>
          </table:table-cell>
          <table:table-cell office:value-type="float" office:value="12.467665936354013" table:style-name="ce50">
            <text:p>12.47</text:p>
          </table:table-cell>
          <table:table-cell office:value-type="float" office:value="157" table:style-name="ce49">
            <text:p>157</text:p>
          </table:table-cell>
          <table:table-cell office:value-type="float" office:value="154" table:style-name="ce49">
            <text:p>154</text:p>
          </table:table-cell>
          <table:table-cell office:value-type="float" office:value="3" table:style-name="ce51">
            <text:p>3</text:p>
          </table:table-cell>
          <table:table-cell office:value-type="float" office:value="0.3497481033962323" table:style-name="ce50">
            <text:p>0.35</text:p>
          </table:table-cell>
          <table:table-cell office:value-type="float" office:value="4.255268591320827" table:style-name="ce48">
            <text:p>4.26</text:p>
          </table:table-cell>
          <table:table-cell office:value-type="float" office:value="65" table:style-name="ce51">
            <text:p>65</text:p>
          </table:table-cell>
          <table:table-cell office:value-type="float" office:value="63" table:style-name="ce51">
            <text:p>63</text:p>
          </table:table-cell>
          <table:table-cell office:value-type="float" office:value="2" table:style-name="ce51">
            <text:p>2</text:p>
          </table:table-cell>
          <table:table-cell office:value-type="float" office:value="0.14480017019589234" table:style-name="ce50">
            <text:p>0.14</text:p>
          </table:table-cell>
          <table:table-cell office:value-type="float" office:value="1.7617354040500235" table:style-name="ce52">
            <text:p>1.76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新竹縣</text:p>
          </table:table-cell>
          <table:table-cell office:value-type="float" office:value="346" table:style-name="ce47">
            <text:p>346</text:p>
          </table:table-cell>
          <table:table-cell office:value-type="float" office:value="0.60066628821218448" table:style-name="ce48">
            <text:p>0.60</text:p>
          </table:table-cell>
          <table:table-cell office:value-type="float" office:value="7.308106506581578" table:style-name="ce48">
            <text:p>7.31</text:p>
          </table:table-cell>
          <table:table-cell office:value-type="float" office:value="-152" table:style-name="ce49">
            <text:p>–152</text:p>
          </table:table-cell>
          <table:table-cell office:value-type="float" office:value="-0.26379729260673379" table:style-name="ce50">
            <text:p>–0.26</text:p>
          </table:table-cell>
          <table:table-cell office:value-type="float" office:value="-3.2095337267152608" table:style-name="ce50">
            <text:p>–3.21</text:p>
          </table:table-cell>
          <table:table-cell office:value-type="float" office:value="300" table:style-name="ce49">
            <text:p>300</text:p>
          </table:table-cell>
          <table:table-cell office:value-type="float" office:value="0.52065255119750087" table:style-name="ce50">
            <text:p>0.52</text:p>
          </table:table-cell>
          <table:table-cell office:value-type="float" office:value="6.3346060395695938" table:style-name="ce50">
            <text:p>6.33</text:p>
          </table:table-cell>
          <table:table-cell office:value-type="float" office:value="452" table:style-name="ce49">
            <text:p>452</text:p>
          </table:table-cell>
          <table:table-cell office:value-type="float" office:value="0.78444984380423455" table:style-name="ce50">
            <text:p>0.78</text:p>
          </table:table-cell>
          <table:table-cell office:value-type="float" office:value="9.5441397662848537" table:style-name="ce50">
            <text:p>9.54</text:p>
          </table:table-cell>
          <table:table-cell office:value-type="float" office:value="267" table:style-name="ce49">
            <text:p>267</text:p>
          </table:table-cell>
          <table:table-cell office:value-type="float" office:value="263" table:style-name="ce49">
            <text:p>263</text:p>
          </table:table-cell>
          <table:table-cell office:value-type="float" office:value="4" table:style-name="ce51">
            <text:p>4</text:p>
          </table:table-cell>
          <table:table-cell office:value-type="float" office:value="0.46338077056577581" table:style-name="ce50">
            <text:p>0.46</text:p>
          </table:table-cell>
          <table:table-cell office:value-type="float" office:value="5.6377993752169386" table:style-name="ce48">
            <text:p>5.64</text:p>
          </table:table-cell>
          <table:table-cell office:value-type="float" office:value="100" table:style-name="ce51">
            <text:p>100</text:p>
          </table:table-cell>
          <table:table-cell office:value-type="float" office:value="99" table:style-name="ce51">
            <text:p>99</text:p>
          </table:table-cell>
          <table:table-cell office:value-type="float" office:value="1" table:style-name="ce51">
            <text:p>1</text:p>
          </table:table-cell>
          <table:table-cell office:value-type="float" office:value="0.17355085039916696" table:style-name="ce50">
            <text:p>0.17</text:p>
          </table:table-cell>
          <table:table-cell office:value-type="float" office:value="2.1115353465231981" table:style-name="ce52">
            <text:p>2.11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苗栗縣</text:p>
          </table:table-cell>
          <table:table-cell office:value-type="float" office:value="-154" table:style-name="ce47">
            <text:p>–154</text:p>
          </table:table-cell>
          <table:table-cell office:value-type="float" office:value="-0.28762789168755393" table:style-name="ce48">
            <text:p>–0.29</text:p>
          </table:table-cell>
          <table:table-cell office:value-type="float" office:value="-3.4994726821985727" table:style-name="ce48">
            <text:p>–3.50</text:p>
          </table:table-cell>
          <table:table-cell office:value-type="float" office:value="-413" table:style-name="ce49">
            <text:p>–413</text:p>
          </table:table-cell>
          <table:table-cell office:value-type="float" office:value="-0.77147665862811643" table:style-name="ce50">
            <text:p>–0.77</text:p>
          </table:table-cell>
          <table:table-cell office:value-type="float" office:value="-9.3862993466420832" table:style-name="ce50">
            <text:p>–9.39</text:p>
          </table:table-cell>
          <table:table-cell office:value-type="float" office:value="187" table:style-name="ce49">
            <text:p>187</text:p>
          </table:table-cell>
          <table:table-cell office:value-type="float" office:value="0.34931267594057575" table:style-name="ce50">
            <text:p>0.35</text:p>
          </table:table-cell>
          <table:table-cell office:value-type="float" office:value="4.2499708906103386" table:style-name="ce50">
            <text:p>4.25</text:p>
          </table:table-cell>
          <table:table-cell office:value-type="float" office:value="600" table:style-name="ce49">
            <text:p>600</text:p>
          </table:table-cell>
          <table:table-cell office:value-type="float" office:value="1.1207893345686923" table:style-name="ce50">
            <text:p>1.12</text:p>
          </table:table-cell>
          <table:table-cell office:value-type="float" office:value="13.636270237252422" table:style-name="ce50">
            <text:p>13.64</text:p>
          </table:table-cell>
          <table:table-cell office:value-type="float" office:value="200" table:style-name="ce49">
            <text:p>200</text:p>
          </table:table-cell>
          <table:table-cell office:value-type="float" office:value="195" table:style-name="ce49">
            <text:p>195</text:p>
          </table:table-cell>
          <table:table-cell office:value-type="float" office:value="5" table:style-name="ce51">
            <text:p>5</text:p>
          </table:table-cell>
          <table:table-cell office:value-type="float" office:value="0.37359644485623078" table:style-name="ce50">
            <text:p>0.37</text:p>
          </table:table-cell>
          <table:table-cell office:value-type="float" office:value="4.5454234124174739" table:style-name="ce48">
            <text:p>4.55</text:p>
          </table:table-cell>
          <table:table-cell office:value-type="float" office:value="114" table:style-name="ce51">
            <text:p>114</text:p>
          </table:table-cell>
          <table:table-cell office:value-type="float" office:value="112" table:style-name="ce51">
            <text:p>112</text:p>
          </table:table-cell>
          <table:table-cell office:value-type="float" office:value="2" table:style-name="ce51">
            <text:p>2</text:p>
          </table:table-cell>
          <table:table-cell office:value-type="float" office:value="0.21294997356805151" table:style-name="ce50">
            <text:p>0.21</text:p>
          </table:table-cell>
          <table:table-cell office:value-type="float" office:value="2.5908913450779596" table:style-name="ce52">
            <text:p>2.59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彰化縣</text:p>
          </table:table-cell>
          <table:table-cell office:value-type="float" office:value="-53" table:style-name="ce47">
            <text:p>–53</text:p>
          </table:table-cell>
          <table:table-cell office:value-type="float" office:value="-4.2478738589850143E-2" table:style-name="ce48">
            <text:p>–0.04</text:p>
          </table:table-cell>
          <table:table-cell office:value-type="float" office:value="-0.51682465284317669" table:style-name="ce48">
            <text:p>–0.52</text:p>
          </table:table-cell>
          <table:table-cell office:value-type="float" office:value="-455" table:style-name="ce49">
            <text:p>–455</text:p>
          </table:table-cell>
          <table:table-cell office:value-type="float" office:value="-0.36468370901766634" table:style-name="ce50">
            <text:p>–0.36</text:p>
          </table:table-cell>
          <table:table-cell office:value-type="float" office:value="-4.4369851263816065" table:style-name="ce50">
            <text:p>–4.44</text:p>
          </table:table-cell>
          <table:table-cell office:value-type="float" office:value="756" table:style-name="ce49">
            <text:p>756</text:p>
          </table:table-cell>
          <table:table-cell office:value-type="float" office:value="0.60593600882935328" table:style-name="ce50">
            <text:p>0.61</text:p>
          </table:table-cell>
          <table:table-cell office:value-type="float" office:value="7.3722214407571318" table:style-name="ce50">
            <text:p>7.37</text:p>
          </table:table-cell>
          <table:table-cell office:value-type="float" office:value="1211" table:style-name="ce49">
            <text:p>1,211</text:p>
          </table:table-cell>
          <table:table-cell office:value-type="float" office:value="0.97061971784701961" table:style-name="ce50">
            <text:p>0.97</text:p>
          </table:table-cell>
          <table:table-cell office:value-type="float" office:value="11.809206567138737" table:style-name="ce50">
            <text:p>11.81</text:p>
          </table:table-cell>
          <table:table-cell office:value-type="float" office:value="437" table:style-name="ce49">
            <text:p>437</text:p>
          </table:table-cell>
          <table:table-cell office:value-type="float" office:value="433" table:style-name="ce49">
            <text:p>433</text:p>
          </table:table-cell>
          <table:table-cell office:value-type="float" office:value="4" table:style-name="ce51">
            <text:p>4</text:p>
          </table:table-cell>
          <table:table-cell office:value-type="float" office:value="0.35025666118839599" table:style-name="ce50">
            <text:p>0.35</text:p>
          </table:table-cell>
          <table:table-cell office:value-type="float" office:value="4.2614560444588179" table:style-name="ce48">
            <text:p>4.26</text:p>
          </table:table-cell>
          <table:table-cell office:value-type="float" office:value="183" table:style-name="ce51">
            <text:p>183</text:p>
          </table:table-cell>
          <table:table-cell office:value-type="float" office:value="181" table:style-name="ce51">
            <text:p>181</text:p>
          </table:table-cell>
          <table:table-cell office:value-type="float" office:value="2" table:style-name="ce51">
            <text:p>2</text:p>
          </table:table-cell>
          <table:table-cell office:value-type="float" office:value="0.14667498626424821" table:style-name="ce50">
            <text:p>0.15</text:p>
          </table:table-cell>
          <table:table-cell office:value-type="float" office:value="1.7845456662150199" table:style-name="ce52">
            <text:p>1.78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南投縣</text:p>
          </table:table-cell>
          <table:table-cell office:value-type="float" office:value="-504" table:style-name="ce47">
            <text:p>–504</text:p>
          </table:table-cell>
          <table:table-cell office:value-type="float" office:value="-1.0463595407644239" table:style-name="ce48">
            <text:p>–1.05</text:p>
          </table:table-cell>
          <table:table-cell office:value-type="float" office:value="-12.730707745967157" table:style-name="ce48">
            <text:p>–12.73</text:p>
          </table:table-cell>
          <table:table-cell office:value-type="float" office:value="-443" table:style-name="ce49">
            <text:p>–443</text:p>
          </table:table-cell>
          <table:table-cell office:value-type="float" office:value="-0.92019824767665526" table:style-name="ce50">
            <text:p>–0.92</text:p>
          </table:table-cell>
          <table:table-cell office:value-type="float" office:value="-11.19574534673264" table:style-name="ce50">
            <text:p>–11.20</text:p>
          </table:table-cell>
          <table:table-cell office:value-type="float" office:value="199" table:style-name="ce49">
            <text:p>199</text:p>
          </table:table-cell>
          <table:table-cell office:value-type="float" office:value="0.41336219252292189" table:style-name="ce50">
            <text:p>0.41</text:p>
          </table:table-cell>
          <table:table-cell office:value-type="float" office:value="5.0292400090288822" table:style-name="ce50">
            <text:p>5.03</text:p>
          </table:table-cell>
          <table:table-cell office:value-type="float" office:value="642" table:style-name="ce49">
            <text:p>642</text:p>
          </table:table-cell>
          <table:table-cell office:value-type="float" office:value="1.3335604401995771" table:style-name="ce50">
            <text:p>1.33</text:p>
          </table:table-cell>
          <table:table-cell office:value-type="float" office:value="16.224985355761518" table:style-name="ce50">
            <text:p>16.22</text:p>
          </table:table-cell>
          <table:table-cell office:value-type="float" office:value="197" table:style-name="ce49">
            <text:p>197</text:p>
          </table:table-cell>
          <table:table-cell office:value-type="float" office:value="195" table:style-name="ce49">
            <text:p>195</text:p>
          </table:table-cell>
          <table:table-cell office:value-type="float" office:value="2" table:style-name="ce51">
            <text:p>2</text:p>
          </table:table-cell>
          <table:table-cell office:value-type="float" office:value="0.40920779862821915" table:style-name="ce50">
            <text:p>0.41</text:p>
          </table:table-cell>
          <table:table-cell office:value-type="float" office:value="4.9786948833099993" table:style-name="ce48">
            <text:p>4.98</text:p>
          </table:table-cell>
          <table:table-cell office:value-type="float" office:value="91" table:style-name="ce51">
            <text:p>91</text:p>
          </table:table-cell>
          <table:table-cell office:value-type="float" office:value="89" table:style-name="ce51">
            <text:p>89</text:p>
          </table:table-cell>
          <table:table-cell office:value-type="float" office:value="2" table:style-name="ce51">
            <text:p>2</text:p>
          </table:table-cell>
          <table:table-cell office:value-type="float" office:value="0.18902492220897432" table:style-name="ce50">
            <text:p>0.19</text:p>
          </table:table-cell>
          <table:table-cell office:value-type="float" office:value="2.2998032202091876" table:style-name="ce52">
            <text:p>2.30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雲林縣</text:p>
          </table:table-cell>
          <table:table-cell office:value-type="float" office:value="-454" table:style-name="ce47">
            <text:p>–454</text:p>
          </table:table-cell>
          <table:table-cell office:value-type="float" office:value="-0.68124695202010732" table:style-name="ce48">
            <text:p>–0.68</text:p>
          </table:table-cell>
          <table:table-cell office:value-type="float" office:value="-8.2885045829113064" table:style-name="ce48">
            <text:p>–8.29</text:p>
          </table:table-cell>
          <table:table-cell office:value-type="float" office:value="-587" table:style-name="ce49">
            <text:p>–587</text:p>
          </table:table-cell>
          <table:table-cell office:value-type="float" office:value="-0.88111942695715095" table:style-name="ce50">
            <text:p>–0.88</text:p>
          </table:table-cell>
          <table:table-cell office:value-type="float" office:value="-10.720286361312004" table:style-name="ce50">
            <text:p>–10.72</text:p>
          </table:table-cell>
          <table:table-cell office:value-type="float" office:value="241" table:style-name="ce49">
            <text:p>241</text:p>
          </table:table-cell>
          <table:table-cell office:value-type="float" office:value="0.36175431328223745" table:style-name="ce50">
            <text:p>0.36</text:p>
          </table:table-cell>
          <table:table-cell office:value-type="float" office:value="4.4013441449338888" table:style-name="ce50">
            <text:p>4.40</text:p>
          </table:table-cell>
          <table:table-cell office:value-type="float" office:value="828" table:style-name="ce49">
            <text:p>828</text:p>
          </table:table-cell>
          <table:table-cell office:value-type="float" office:value="1.2428737402393883" table:style-name="ce50">
            <text:p>1.24</text:p>
          </table:table-cell>
          <table:table-cell office:value-type="float" office:value="15.121630506245891" table:style-name="ce50">
            <text:p>15.12</text:p>
          </table:table-cell>
          <table:table-cell office:value-type="float" office:value="218" table:style-name="ce49">
            <text:p>218</text:p>
          </table:table-cell>
          <table:table-cell office:value-type="float" office:value="218" table:style-name="ce49">
            <text:p>218</text:p>
          </table:table-cell>
          <table:table-cell office:value-type="float" office:value="0" table:style-name="ce51">
            <text:p>—</text:p>
          </table:table-cell>
          <table:table-cell office:value-type="float" office:value="0.3272300427200322" table:style-name="ce50">
            <text:p>0.33</text:p>
          </table:table-cell>
          <table:table-cell office:value-type="float" office:value="3.9812988530937252" table:style-name="ce48">
            <text:p>3.98</text:p>
          </table:table-cell>
          <table:table-cell office:value-type="float" office:value="109" table:style-name="ce51">
            <text:p>109</text:p>
          </table:table-cell>
          <table:table-cell office:value-type="float" office:value="107" table:style-name="ce51">
            <text:p>107</text:p>
          </table:table-cell>
          <table:table-cell office:value-type="float" office:value="2" table:style-name="ce51">
            <text:p>2</text:p>
          </table:table-cell>
          <table:table-cell office:value-type="float" office:value="0.1636150213600161" table:style-name="ce50">
            <text:p>0.16</text:p>
          </table:table-cell>
          <table:table-cell office:value-type="float" office:value="1.9906494265468626" table:style-name="ce52">
            <text:p>1.99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嘉義縣</text:p>
          </table:table-cell>
          <table:table-cell office:value-type="float" office:value="-416" table:style-name="ce47">
            <text:p>–416</text:p>
          </table:table-cell>
          <table:table-cell office:value-type="float" office:value="-0.84824732934629898" table:style-name="ce48">
            <text:p>–0.85</text:p>
          </table:table-cell>
          <table:table-cell office:value-type="float" office:value="-10.320342507046639" table:style-name="ce48">
            <text:p>–10.32</text:p>
          </table:table-cell>
          <table:table-cell office:value-type="float" office:value="-476" table:style-name="ce49">
            <text:p>–476</text:p>
          </table:table-cell>
          <table:table-cell office:value-type="float" office:value="-0.97100251930275483" table:style-name="ce50">
            <text:p>–0.97</text:p>
          </table:table-cell>
          <table:table-cell office:value-type="float" office:value="-11.813863984850185" table:style-name="ce50">
            <text:p>–11.81</text:p>
          </table:table-cell>
          <table:table-cell office:value-type="float" office:value="183" table:style-name="ce49">
            <text:p>183</text:p>
          </table:table-cell>
          <table:table-cell office:value-type="float" office:value="0.37330559040421035" table:style-name="ce50">
            <text:p>0.37</text:p>
          </table:table-cell>
          <table:table-cell office:value-type="float" office:value="4.5418846832512267" table:style-name="ce50">
            <text:p>4.54</text:p>
          </table:table-cell>
          <table:table-cell office:value-type="float" office:value="659" table:style-name="ce49">
            <text:p>659</text:p>
          </table:table-cell>
          <table:table-cell office:value-type="float" office:value="1.3443081097069653" table:style-name="ce50">
            <text:p>1.34</text:p>
          </table:table-cell>
          <table:table-cell office:value-type="float" office:value="16.355748668101413" table:style-name="ce50">
            <text:p>16.36</text:p>
          </table:table-cell>
          <table:table-cell office:value-type="float" office:value="158" table:style-name="ce49">
            <text:p>158</text:p>
          </table:table-cell>
          <table:table-cell office:value-type="float" office:value="154" table:style-name="ce49">
            <text:p>154</text:p>
          </table:table-cell>
          <table:table-cell office:value-type="float" office:value="4" table:style-name="ce51">
            <text:p>4</text:p>
          </table:table-cell>
          <table:table-cell office:value-type="float" office:value="0.32230755892822532" table:style-name="ce50">
            <text:p>0.32</text:p>
          </table:table-cell>
          <table:table-cell office:value-type="float" office:value="3.9214086336267417" table:style-name="ce48">
            <text:p>3.92</text:p>
          </table:table-cell>
          <table:table-cell office:value-type="float" office:value="62" table:style-name="ce51">
            <text:p>62</text:p>
          </table:table-cell>
          <table:table-cell office:value-type="float" office:value="61" table:style-name="ce51">
            <text:p>61</text:p>
          </table:table-cell>
          <table:table-cell office:value-type="float" office:value="1" table:style-name="ce51">
            <text:p>1</text:p>
          </table:table-cell>
          <table:table-cell office:value-type="float" office:value="0.12647511806044287" table:style-name="ce50">
            <text:p>0.13</text:p>
          </table:table-cell>
          <table:table-cell office:value-type="float" office:value="1.5387806030687214" table:style-name="ce52">
            <text:p>1.54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屏東縣</text:p>
          </table:table-cell>
          <table:table-cell office:value-type="float" office:value="-880" table:style-name="ce47">
            <text:p>–880</text:p>
          </table:table-cell>
          <table:table-cell office:value-type="float" office:value="-1.0983511004105087" table:style-name="ce48">
            <text:p>–1.10</text:p>
          </table:table-cell>
          <table:table-cell office:value-type="float" office:value="-13.363271721661189" table:style-name="ce48">
            <text:p>–13.36</text:p>
          </table:table-cell>
          <table:table-cell office:value-type="float" office:value="-777" table:style-name="ce49">
            <text:p>–777</text:p>
          </table:table-cell>
          <table:table-cell office:value-type="float" office:value="-0.97032697646363897" table:style-name="ce50">
            <text:p>–0.97</text:p>
          </table:table-cell>
          <table:table-cell office:value-type="float" office:value="-11.805644880307607" table:style-name="ce50">
            <text:p>–11.81</text:p>
          </table:table-cell>
          <table:table-cell office:value-type="float" office:value="252" table:style-name="ce49">
            <text:p>252</text:p>
          </table:table-cell>
          <table:table-cell office:value-type="float" office:value="0.31470064101523426" table:style-name="ce50">
            <text:p>0.31</text:p>
          </table:table-cell>
          <table:table-cell office:value-type="float" office:value="3.8288577990186838" table:style-name="ce50">
            <text:p>3.83</text:p>
          </table:table-cell>
          <table:table-cell office:value-type="float" office:value="1029" table:style-name="ce49">
            <text:p>1,029</text:p>
          </table:table-cell>
          <table:table-cell office:value-type="float" office:value="1.2850276174788731" table:style-name="ce50">
            <text:p>1.29</text:p>
          </table:table-cell>
          <table:table-cell office:value-type="float" office:value="15.634502679326291" table:style-name="ce50">
            <text:p>15.63</text:p>
          </table:table-cell>
          <table:table-cell office:value-type="float" office:value="254" table:style-name="ce49">
            <text:p>254</text:p>
          </table:table-cell>
          <table:table-cell office:value-type="float" office:value="246" table:style-name="ce49">
            <text:p>246</text:p>
          </table:table-cell>
          <table:table-cell office:value-type="float" office:value="8" table:style-name="ce51">
            <text:p>8</text:p>
          </table:table-cell>
          <table:table-cell office:value-type="float" office:value="0.31719826515027577" table:style-name="ce50">
            <text:p>0.32</text:p>
          </table:table-cell>
          <table:table-cell office:value-type="float" office:value="3.8592455593283557" table:style-name="ce48">
            <text:p>3.86</text:p>
          </table:table-cell>
          <table:table-cell office:value-type="float" office:value="156" table:style-name="ce51">
            <text:p>156</text:p>
          </table:table-cell>
          <table:table-cell office:value-type="float" office:value="153" table:style-name="ce51">
            <text:p>153</text:p>
          </table:table-cell>
          <table:table-cell office:value-type="float" office:value="3" table:style-name="ce51">
            <text:p>3</text:p>
          </table:table-cell>
          <table:table-cell office:value-type="float" office:value="0.19481468253324027" table:style-name="ce50">
            <text:p>0.19</text:p>
          </table:table-cell>
          <table:table-cell office:value-type="float" office:value="2.3702453041544236" table:style-name="ce52">
            <text:p>2.37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臺東縣</text:p>
          </table:table-cell>
          <table:table-cell office:value-type="float" office:value="-120" table:style-name="ce47">
            <text:p>–120</text:p>
          </table:table-cell>
          <table:table-cell office:value-type="float" office:value="-0.56358137175705891" table:style-name="ce48">
            <text:p>–0.56</text:p>
          </table:table-cell>
          <table:table-cell office:value-type="float" office:value="-6.8569066897108835" table:style-name="ce48">
            <text:p>–6.86</text:p>
          </table:table-cell>
          <table:table-cell office:value-type="float" office:value="-181" table:style-name="ce49">
            <text:p>–181</text:p>
          </table:table-cell>
          <table:table-cell office:value-type="float" office:value="-0.85030817799158143" table:style-name="ce50">
            <text:p>–0.85</text:p>
          </table:table-cell>
          <table:table-cell office:value-type="float" office:value="-10.345416165564243" table:style-name="ce50">
            <text:p>–10.35</text:p>
          </table:table-cell>
          <table:table-cell office:value-type="float" office:value="106" table:style-name="ce49">
            <text:p>106</text:p>
          </table:table-cell>
          <table:table-cell office:value-type="float" office:value="0.49797053517739026" table:style-name="ce50">
            <text:p>0.50</text:p>
          </table:table-cell>
          <table:table-cell office:value-type="float" office:value="6.0586415113249155" table:style-name="ce50">
            <text:p>6.06</text:p>
          </table:table-cell>
          <table:table-cell office:value-type="float" office:value="287" table:style-name="ce49">
            <text:p>287</text:p>
          </table:table-cell>
          <table:table-cell office:value-type="float" office:value="1.3482787131689717" table:style-name="ce50">
            <text:p>1.35</text:p>
          </table:table-cell>
          <table:table-cell office:value-type="float" office:value="16.404057676889156" table:style-name="ce50">
            <text:p>16.40</text:p>
          </table:table-cell>
          <table:table-cell office:value-type="float" office:value="70" table:style-name="ce49">
            <text:p>70</text:p>
          </table:table-cell>
          <table:table-cell office:value-type="float" office:value="68" table:style-name="ce49">
            <text:p>68</text:p>
          </table:table-cell>
          <table:table-cell office:value-type="float" office:value="2" table:style-name="ce51">
            <text:p>2</text:p>
          </table:table-cell>
          <table:table-cell office:value-type="float" office:value="0.32884846662657846" table:style-name="ce50">
            <text:p>0.33</text:p>
          </table:table-cell>
          <table:table-cell office:value-type="float" office:value="4.000989677290038" table:style-name="ce48">
            <text:p>4.00</text:p>
          </table:table-cell>
          <table:table-cell office:value-type="float" office:value="41" table:style-name="ce51">
            <text:p>41</text:p>
          </table:table-cell>
          <table:table-cell office:value-type="float" office:value="40" table:style-name="ce51">
            <text:p>40</text:p>
          </table:table-cell>
          <table:table-cell office:value-type="float" office:value="1" table:style-name="ce51">
            <text:p>1</text:p>
          </table:table-cell>
          <table:table-cell office:value-type="float" office:value="0.19261124473842453" table:style-name="ce50">
            <text:p>0.19</text:p>
          </table:table-cell>
          <table:table-cell office:value-type="float" office:value="2.3434368109841652" table:style-name="ce52">
            <text:p>2.34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花蓮縣</text:p>
          </table:table-cell>
          <table:table-cell office:value-type="float" office:value="-171" table:style-name="ce47">
            <text:p>–171</text:p>
          </table:table-cell>
          <table:table-cell office:value-type="float" office:value="-0.5354609818037207" table:style-name="ce48">
            <text:p>–0.54</text:p>
          </table:table-cell>
          <table:table-cell office:value-type="float" office:value="-6.5147752786119355" table:style-name="ce48">
            <text:p>–6.51</text:p>
          </table:table-cell>
          <table:table-cell office:value-type="float" office:value="-184" table:style-name="ce49">
            <text:p>–184</text:p>
          </table:table-cell>
          <table:table-cell office:value-type="float" office:value="-0.57632284102103115" table:style-name="ce50">
            <text:p>–0.58</text:p>
          </table:table-cell>
          <table:table-cell office:value-type="float" office:value="-7.0119278990892111" table:style-name="ce50">
            <text:p>–7.01</text:p>
          </table:table-cell>
          <table:table-cell office:value-type="float" office:value="180" table:style-name="ce49">
            <text:p>180</text:p>
          </table:table-cell>
          <table:table-cell office:value-type="float" office:value="0.56379408360753047" table:style-name="ce50">
            <text:p>0.56</text:p>
          </table:table-cell>
          <table:table-cell office:value-type="float" office:value="6.8594946838916204" table:style-name="ce50">
            <text:p>6.86</text:p>
          </table:table-cell>
          <table:table-cell office:value-type="float" office:value="364" table:style-name="ce49">
            <text:p>364</text:p>
          </table:table-cell>
          <table:table-cell office:value-type="float" office:value="1.1401169246285614" table:style-name="ce50">
            <text:p>1.14</text:p>
          </table:table-cell>
          <table:table-cell office:value-type="float" office:value="13.871422582980832" table:style-name="ce50">
            <text:p>13.87</text:p>
          </table:table-cell>
          <table:table-cell office:value-type="float" office:value="140" table:style-name="ce49">
            <text:p>140</text:p>
          </table:table-cell>
          <table:table-cell office:value-type="float" office:value="139" table:style-name="ce49">
            <text:p>139</text:p>
          </table:table-cell>
          <table:table-cell office:value-type="float" office:value="1" table:style-name="ce51">
            <text:p>1</text:p>
          </table:table-cell>
          <table:table-cell office:value-type="float" office:value="0.43850650947252368" table:style-name="ce50">
            <text:p>0.44</text:p>
          </table:table-cell>
          <table:table-cell office:value-type="float" office:value="5.3351625319157048" table:style-name="ce48">
            <text:p>5.34</text:p>
          </table:table-cell>
          <table:table-cell office:value-type="float" office:value="69" table:style-name="ce51">
            <text:p>69</text:p>
          </table:table-cell>
          <table:table-cell office:value-type="float" office:value="67" table:style-name="ce51">
            <text:p>67</text:p>
          </table:table-cell>
          <table:table-cell office:value-type="float" office:value="2" table:style-name="ce51">
            <text:p>2</text:p>
          </table:table-cell>
          <table:table-cell office:value-type="float" office:value="0.21612106538288667" table:style-name="ce50">
            <text:p>0.22</text:p>
          </table:table-cell>
          <table:table-cell office:value-type="float" office:value="2.6294729621584541" table:style-name="ce52">
            <text:p>2.63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澎湖縣</text:p>
          </table:table-cell>
          <table:table-cell office:value-type="float" office:value="-71" table:style-name="ce47">
            <text:p>–71</text:p>
          </table:table-cell>
          <table:table-cell office:value-type="float" office:value="-0.66831077392270188" table:style-name="ce48">
            <text:p>–0.67</text:p>
          </table:table-cell>
          <table:table-cell office:value-type="float" office:value="-8.131114416059539" table:style-name="ce48">
            <text:p>–8.13</text:p>
          </table:table-cell>
          <table:table-cell office:value-type="float" office:value="-32" table:style-name="ce49">
            <text:p>–32</text:p>
          </table:table-cell>
          <table:table-cell office:value-type="float" office:value="-0.30131117440738209" table:style-name="ce50">
            <text:p>–0.30</text:p>
          </table:table-cell>
          <table:table-cell office:value-type="float" office:value="-3.6659526219564822" table:style-name="ce50">
            <text:p>–3.67</text:p>
          </table:table-cell>
          <table:table-cell office:value-type="float" office:value="73" table:style-name="ce49">
            <text:p>73</text:p>
          </table:table-cell>
          <table:table-cell office:value-type="float" office:value="0.68736611661684044" table:style-name="ce50">
            <text:p>0.69</text:p>
          </table:table-cell>
          <table:table-cell office:value-type="float" office:value="8.3629544188382248" table:style-name="ce50">
            <text:p>8.36</text:p>
          </table:table-cell>
          <table:table-cell office:value-type="float" office:value="105" table:style-name="ce49">
            <text:p>105</text:p>
          </table:table-cell>
          <table:table-cell office:value-type="float" office:value="0.98867729102422264" table:style-name="ce50">
            <text:p>0.99</text:p>
          </table:table-cell>
          <table:table-cell office:value-type="float" office:value="12.028907040794708" table:style-name="ce50">
            <text:p>12.03</text:p>
          </table:table-cell>
          <table:table-cell office:value-type="float" office:value="29" table:style-name="ce49">
            <text:p>29</text:p>
          </table:table-cell>
          <table:table-cell office:value-type="float" office:value="29" table:style-name="ce49">
            <text:p>29</text:p>
          </table:table-cell>
          <table:table-cell office:value-type="float" office:value="0" table:style-name="ce51">
            <text:p>—</text:p>
          </table:table-cell>
          <table:table-cell office:value-type="float" office:value="0.27306325180669005" table:style-name="ce50">
            <text:p>0.27</text:p>
          </table:table-cell>
          <table:table-cell office:value-type="float" office:value="3.3222695636480624" table:style-name="ce48">
            <text:p>3.32</text:p>
          </table:table-cell>
          <table:table-cell office:value-type="float" office:value="26" table:style-name="ce51">
            <text:p>26</text:p>
          </table:table-cell>
          <table:table-cell office:value-type="float" office:value="26" table:style-name="ce51">
            <text:p>26</text:p>
          </table:table-cell>
          <table:table-cell office:value-type="float" office:value="0" table:style-name="ce51">
            <text:p>—</text:p>
          </table:table-cell>
          <table:table-cell office:value-type="float" office:value="0.24481532920599797" table:style-name="ce50">
            <text:p>0.24</text:p>
          </table:table-cell>
          <table:table-cell office:value-type="float" office:value="2.9785865053396421" table:style-name="ce52">
            <text:p>2.98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基隆市</text:p>
          </table:table-cell>
          <table:table-cell office:value-type="float" office:value="-241" table:style-name="ce47">
            <text:p>–241</text:p>
          </table:table-cell>
          <table:table-cell office:value-type="float" office:value="-0.66699878224288722" table:style-name="ce48">
            <text:p>–0.67</text:p>
          </table:table-cell>
          <table:table-cell office:value-type="float" office:value="-8.1151518506217943" table:style-name="ce48">
            <text:p>–8.12</text:p>
          </table:table-cell>
          <table:table-cell office:value-type="float" office:value="-258" table:style-name="ce49">
            <text:p>–258</text:p>
          </table:table-cell>
          <table:table-cell office:value-type="float" office:value="-0.71428670305468311" table:style-name="ce50">
            <text:p>–0.71</text:p>
          </table:table-cell>
          <table:table-cell office:value-type="float" office:value="-8.6904882204986453" table:style-name="ce50">
            <text:p>–8.69</text:p>
          </table:table-cell>
          <table:table-cell office:value-type="float" office:value="127" table:style-name="ce49">
            <text:p>127</text:p>
          </table:table-cell>
          <table:table-cell office:value-type="float" office:value="0.35160624530211143" table:style-name="ce50">
            <text:p>0.35</text:p>
          </table:table-cell>
          <table:table-cell office:value-type="float" office:value="4.2778759845090226" table:style-name="ce50">
            <text:p>4.28</text:p>
          </table:table-cell>
          <table:table-cell office:value-type="float" office:value="385" table:style-name="ce49">
            <text:p>385</text:p>
          </table:table-cell>
          <table:table-cell office:value-type="float" office:value="1.0658929483567945" table:style-name="ce50">
            <text:p>1.07</text:p>
          </table:table-cell>
          <table:table-cell office:value-type="float" office:value="12.968364205007667" table:style-name="ce50">
            <text:p>12.97</text:p>
          </table:table-cell>
          <table:table-cell office:value-type="float" office:value="128" table:style-name="ce49">
            <text:p>128</text:p>
          </table:table-cell>
          <table:table-cell office:value-type="float" office:value="125" table:style-name="ce49">
            <text:p>125</text:p>
          </table:table-cell>
          <table:table-cell office:value-type="float" office:value="3" table:style-name="ce51">
            <text:p>3</text:p>
          </table:table-cell>
          <table:table-cell office:value-type="float" office:value="0.35437479841472652" table:style-name="ce50">
            <text:p>0.35</text:p>
          </table:table-cell>
          <table:table-cell office:value-type="float" office:value="4.3115600473791726" table:style-name="ce48">
            <text:p>4.31</text:p>
          </table:table-cell>
          <table:table-cell office:value-type="float" office:value="80" table:style-name="ce51">
            <text:p>80</text:p>
          </table:table-cell>
          <table:table-cell office:value-type="float" office:value="77" table:style-name="ce51">
            <text:p>77</text:p>
          </table:table-cell>
          <table:table-cell office:value-type="float" office:value="3" table:style-name="ce51">
            <text:p>3</text:p>
          </table:table-cell>
          <table:table-cell office:value-type="float" office:value="0.22148424900920405" table:style-name="ce50">
            <text:p>0.22</text:p>
          </table:table-cell>
          <table:table-cell office:value-type="float" office:value="2.6947250296119822" table:style-name="ce52">
            <text:p>2.69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新竹市</text:p>
          </table:table-cell>
          <table:table-cell office:value-type="float" office:value="117" table:style-name="ce47">
            <text:p>117</text:p>
          </table:table-cell>
          <table:table-cell office:value-type="float" office:value="0.25979966559119966" table:style-name="ce48">
            <text:p>0.26</text:p>
          </table:table-cell>
          <table:table-cell office:value-type="float" office:value="3.1608959313595961" table:style-name="ce48">
            <text:p>3.16</text:p>
          </table:table-cell>
          <table:table-cell office:value-type="float" office:value="-95" table:style-name="ce49">
            <text:p>–95</text:p>
          </table:table-cell>
          <table:table-cell office:value-type="float" office:value="-0.21092104781136112" table:style-name="ce50">
            <text:p>–0.21</text:p>
          </table:table-cell>
          <table:table-cell office:value-type="float" office:value="-2.5662060817048933" table:style-name="ce50">
            <text:p>–2.57</text:p>
          </table:table-cell>
          <table:table-cell office:value-type="float" office:value="232" table:style-name="ce49">
            <text:p>232</text:p>
          </table:table-cell>
          <table:table-cell office:value-type="float" office:value="0.51509140097090289" table:style-name="ce50">
            <text:p>0.52</text:p>
          </table:table-cell>
          <table:table-cell office:value-type="float" office:value="6.2669453784793188" table:style-name="ce50">
            <text:p>6.27</text:p>
          </table:table-cell>
          <table:table-cell office:value-type="float" office:value="327" table:style-name="ce49">
            <text:p>327</text:p>
          </table:table-cell>
          <table:table-cell office:value-type="float" office:value="0.72601244878226401" table:style-name="ce50">
            <text:p>0.73</text:p>
          </table:table-cell>
          <table:table-cell office:value-type="float" office:value="8.8331514601842116" table:style-name="ce50">
            <text:p>8.83</text:p>
          </table:table-cell>
          <table:table-cell office:value-type="float" office:value="185" table:style-name="ce49">
            <text:p>185</text:p>
          </table:table-cell>
          <table:table-cell office:value-type="float" office:value="183" table:style-name="ce49">
            <text:p>183</text:p>
          </table:table-cell>
          <table:table-cell office:value-type="float" office:value="2" table:style-name="ce51">
            <text:p>2</text:p>
          </table:table-cell>
          <table:table-cell office:value-type="float" office:value="0.41074098784317686" table:style-name="ce50">
            <text:p>0.41</text:p>
          </table:table-cell>
          <table:table-cell office:value-type="float" office:value="4.9973486854253188" table:style-name="ce48">
            <text:p>5.00</text:p>
          </table:table-cell>
          <table:table-cell office:value-type="float" office:value="88" table:style-name="ce51">
            <text:p>88</text:p>
          </table:table-cell>
          <table:table-cell office:value-type="float" office:value="88" table:style-name="ce51">
            <text:p>88</text:p>
          </table:table-cell>
          <table:table-cell office:value-type="float" office:value="0" table:style-name="ce51">
            <text:p>—</text:p>
          </table:table-cell>
          <table:table-cell office:value-type="float" office:value="0.19537949691999765" table:style-name="ce50">
            <text:p>0.20</text:p>
          </table:table-cell>
          <table:table-cell office:value-type="float" office:value="2.3771172125266378" table:style-name="ce52">
            <text:p>2.38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嘉義市</text:p>
          </table:table-cell>
          <table:table-cell office:value-type="float" office:value="-139" table:style-name="ce47">
            <text:p>–139</text:p>
          </table:table-cell>
          <table:table-cell office:value-type="float" office:value="-0.5285512751774829" table:style-name="ce48">
            <text:p>–0.53</text:p>
          </table:table-cell>
          <table:table-cell office:value-type="float" office:value="-6.430707181326043" table:style-name="ce48">
            <text:p>–6.43</text:p>
          </table:table-cell>
          <table:table-cell office:value-type="float" office:value="-119" table:style-name="ce49">
            <text:p>–119</text:p>
          </table:table-cell>
          <table:table-cell office:value-type="float" office:value="-0.45262034851766836" table:style-name="ce50">
            <text:p>–0.45</text:p>
          </table:table-cell>
          <table:table-cell office:value-type="float" office:value="-5.5068809069649651" table:style-name="ce50">
            <text:p>–5.51</text:p>
          </table:table-cell>
          <table:table-cell office:value-type="float" office:value="105" table:style-name="ce49">
            <text:p>105</text:p>
          </table:table-cell>
          <table:table-cell office:value-type="float" office:value="0.39937089575088386" table:style-name="ce50">
            <text:p>0.40</text:p>
          </table:table-cell>
          <table:table-cell office:value-type="float" office:value="4.8590125649690865" table:style-name="ce50">
            <text:p>4.86</text:p>
          </table:table-cell>
          <table:table-cell office:value-type="float" office:value="224" table:style-name="ce49">
            <text:p>224</text:p>
          </table:table-cell>
          <table:table-cell office:value-type="float" office:value="0.85199124426855222" table:style-name="ce50">
            <text:p>0.85</text:p>
          </table:table-cell>
          <table:table-cell office:value-type="float" office:value="10.365893471934053" table:style-name="ce50">
            <text:p>10.37</text:p>
          </table:table-cell>
          <table:table-cell office:value-type="float" office:value="85" table:style-name="ce49">
            <text:p>85</text:p>
          </table:table-cell>
          <table:table-cell office:value-type="float" office:value="82" table:style-name="ce49">
            <text:p>82</text:p>
          </table:table-cell>
          <table:table-cell office:value-type="float" office:value="3" table:style-name="ce51">
            <text:p>3</text:p>
          </table:table-cell>
          <table:table-cell office:value-type="float" office:value="0.32330024894119164" table:style-name="ce50">
            <text:p>0.32</text:p>
          </table:table-cell>
          <table:table-cell office:value-type="float" office:value="3.933486362117832" table:style-name="ce48">
            <text:p>3.93</text:p>
          </table:table-cell>
          <table:table-cell office:value-type="float" office:value="43" table:style-name="ce51">
            <text:p>43</text:p>
          </table:table-cell>
          <table:table-cell office:value-type="float" office:value="43" table:style-name="ce51">
            <text:p>43</text:p>
          </table:table-cell>
          <table:table-cell office:value-type="float" office:value="0" table:style-name="ce51">
            <text:p>—</text:p>
          </table:table-cell>
          <table:table-cell office:value-type="float" office:value="0.16355189064083817" table:style-name="ce50">
            <text:p>0.16</text:p>
          </table:table-cell>
          <table:table-cell office:value-type="float" office:value="1.9898813361301977" table:style-name="ce52">
            <text:p>1.99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35">
            <text:p>福建省</text:p>
          </table:table-cell>
          <table:table-cell office:value-type="float" office:value="-135" table:style-name="ce36">
            <text:p>–135</text:p>
          </table:table-cell>
          <table:table-cell office:value-type="float" office:value="-0.87602608611011967" table:style-name="ce37">
            <text:p>–0.88</text:p>
          </table:table-cell>
          <table:table-cell office:value-type="float" office:value="-10.658317381006457" table:style-name="ce37">
            <text:p>–10.66</text:p>
          </table:table-cell>
          <table:table-cell office:value-type="float" office:value="-15" table:style-name="ce41">
            <text:p>–15</text:p>
          </table:table-cell>
          <table:table-cell office:value-type="float" office:value="-9.7378885011766614E-2" table:style-name="ce40">
            <text:p>–0.10</text:p>
          </table:table-cell>
          <table:table-cell office:value-type="float" office:value="-1.184776434309827" table:style-name="ce40">
            <text:p>–1.18</text:p>
          </table:table-cell>
          <table:table-cell office:value-type="float" office:value="82" table:style-name="ce41">
            <text:p>82</text:p>
          </table:table-cell>
          <table:table-cell office:value-type="float" office:value="0.53233790473099074" table:style-name="ce40">
            <text:p>0.53</text:p>
          </table:table-cell>
          <table:table-cell office:value-type="float" office:value="6.4767778408937211" table:style-name="ce40">
            <text:p>6.48</text:p>
          </table:table-cell>
          <table:table-cell office:value-type="float" office:value="97" table:style-name="ce41">
            <text:p>97</text:p>
          </table:table-cell>
          <table:table-cell office:value-type="float" office:value="0.62971678974275735" table:style-name="ce40">
            <text:p>0.63</text:p>
          </table:table-cell>
          <table:table-cell office:value-type="float" office:value="7.6615542752035495" table:style-name="ce40">
            <text:p>7.66</text:p>
          </table:table-cell>
          <table:table-cell office:value-type="float" office:value="51" table:style-name="ce41">
            <text:p>51</text:p>
          </table:table-cell>
          <table:table-cell office:value-type="float" office:value="51" table:style-name="ce41">
            <text:p>51</text:p>
          </table:table-cell>
          <table:table-cell office:value-type="float" office:value="0" table:style-name="ce42">
            <text:p>—</text:p>
          </table:table-cell>
          <table:table-cell office:value-type="float" office:value="0.33108820904000652" table:style-name="ce40">
            <text:p>0.33</text:p>
          </table:table-cell>
          <table:table-cell office:value-type="float" office:value="4.0282398766534122" table:style-name="ce37">
            <text:p>4.03</text:p>
          </table:table-cell>
          <table:table-cell office:value-type="float" office:value="19" table:style-name="ce42">
            <text:p>19</text:p>
          </table:table-cell>
          <table:table-cell office:value-type="float" office:value="18" table:style-name="ce42">
            <text:p>18</text:p>
          </table:table-cell>
          <table:table-cell office:value-type="float" office:value="1" table:style-name="ce42">
            <text:p>1</text:p>
          </table:table-cell>
          <table:table-cell office:value-type="float" office:value="0.12334658768157106" table:style-name="ce40">
            <text:p>0.12</text:p>
          </table:table-cell>
          <table:table-cell office:value-type="float" office:value="1.5007168167924478" table:style-name="ce45">
            <text:p>1.50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6">
          <table:table-cell office:value-type="string" table:style-name="ce46">
            <text:p>金門縣</text:p>
          </table:table-cell>
          <table:table-cell office:value-type="float" office:value="-176" table:style-name="ce47">
            <text:p>–176</text:p>
          </table:table-cell>
          <table:table-cell office:value-type="float" office:value="-1.2542491252324992" table:style-name="ce48">
            <text:p>–1.25</text:p>
          </table:table-cell>
          <table:table-cell office:value-type="float" office:value="-15.260031023662076" table:style-name="ce48">
            <text:p>–15.26</text:p>
          </table:table-cell>
          <table:table-cell office:value-type="float" office:value="-20" table:style-name="ce49">
            <text:p>–20</text:p>
          </table:table-cell>
          <table:table-cell office:value-type="float" office:value="-0.14261774877883554" table:style-name="ce50">
            <text:p>–0.14</text:p>
          </table:table-cell>
          <table:table-cell office:value-type="float" office:value="-1.7351826101424987" table:style-name="ce50">
            <text:p>–1.74</text:p>
          </table:table-cell>
          <table:table-cell office:value-type="float" office:value="73" table:style-name="ce49">
            <text:p>73</text:p>
          </table:table-cell>
          <table:table-cell office:value-type="float" office:value="0.52055478304274971" table:style-name="ce50">
            <text:p>0.52</text:p>
          </table:table-cell>
          <table:table-cell office:value-type="float" office:value="6.3334165270201206" table:style-name="ce50">
            <text:p>6.33</text:p>
          </table:table-cell>
          <table:table-cell office:value-type="float" office:value="93" table:style-name="ce49">
            <text:p>93</text:p>
          </table:table-cell>
          <table:table-cell office:value-type="float" office:value="0.6631725318215852" table:style-name="ce50">
            <text:p>0.66</text:p>
          </table:table-cell>
          <table:table-cell office:value-type="float" office:value="8.0685991371626198" table:style-name="ce50">
            <text:p>8.07</text:p>
          </table:table-cell>
          <table:table-cell office:value-type="float" office:value="45" table:style-name="ce49">
            <text:p>45</text:p>
          </table:table-cell>
          <table:table-cell office:value-type="float" office:value="45" table:style-name="ce49">
            <text:p>45</text:p>
          </table:table-cell>
          <table:table-cell office:value-type="float" office:value="0" table:style-name="ce51">
            <text:p>—</text:p>
          </table:table-cell>
          <table:table-cell office:value-type="float" office:value="0.32088993475237992" table:style-name="ce50">
            <text:p>0.32</text:p>
          </table:table-cell>
          <table:table-cell office:value-type="float" office:value="3.9041608728206225" table:style-name="ce48">
            <text:p>3.90</text:p>
          </table:table-cell>
          <table:table-cell office:value-type="float" office:value="15" table:style-name="ce51">
            <text:p>15</text:p>
          </table:table-cell>
          <table:table-cell office:value-type="float" office:value="14" table:style-name="ce51">
            <text:p>14</text:p>
          </table:table-cell>
          <table:table-cell office:value-type="float" office:value="1" table:style-name="ce51">
            <text:p>1</text:p>
          </table:table-cell>
          <table:table-cell office:value-type="float" office:value="0.10696331158412666" table:style-name="ce50">
            <text:p>0.11</text:p>
          </table:table-cell>
          <table:table-cell office:value-type="float" office:value="1.3013869576068744" table:style-name="ce52">
            <text:p>1.30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7">
          <table:table-cell office:value-type="string" table:style-name="ce46">
            <text:p>連江縣</text:p>
          </table:table-cell>
          <table:table-cell office:value-type="float" office:value="41" table:style-name="ce47">
            <text:p>41</text:p>
          </table:table-cell>
          <table:table-cell office:value-type="float" office:value="2.9748947903061964" table:style-name="ce48">
            <text:p>2.97</text:p>
          </table:table-cell>
          <table:table-cell office:value-type="float" office:value="36.19455328205872" table:style-name="ce48">
            <text:p>36.19</text:p>
          </table:table-cell>
          <table:table-cell office:value-type="float" office:value="5" table:style-name="ce49">
            <text:p>5</text:p>
          </table:table-cell>
          <table:table-cell office:value-type="float" office:value="0.36225321499728308" table:style-name="ce50">
            <text:p>0.36</text:p>
          </table:table-cell>
          <table:table-cell office:value-type="float" office:value="4.407414115800278" table:style-name="ce50">
            <text:p>4.41</text:p>
          </table:table-cell>
          <table:table-cell office:value-type="float" office:value="9" table:style-name="ce49">
            <text:p>9</text:p>
          </table:table-cell>
          <table:table-cell office:value-type="float" office:value="0.65205578699510958" table:style-name="ce50">
            <text:p>0.65</text:p>
          </table:table-cell>
          <table:table-cell office:value-type="float" office:value="7.9333454084405002" table:style-name="ce50">
            <text:p>7.93</text:p>
          </table:table-cell>
          <table:table-cell office:value-type="float" office:value="4" table:style-name="ce49">
            <text:p>4</text:p>
          </table:table-cell>
          <table:table-cell office:value-type="float" office:value="0.28980257199782644" table:style-name="ce50">
            <text:p>0.29</text:p>
          </table:table-cell>
          <table:table-cell office:value-type="float" office:value="3.5259312926402218" table:style-name="ce50">
            <text:p>3.53</text:p>
          </table:table-cell>
          <table:table-cell office:value-type="float" office:value="6" table:style-name="ce49">
            <text:p>6</text:p>
          </table:table-cell>
          <table:table-cell office:value-type="float" office:value="6" table:style-name="ce49">
            <text:p>6</text:p>
          </table:table-cell>
          <table:table-cell office:value-type="float" office:value="0" table:style-name="ce51">
            <text:p>—</text:p>
          </table:table-cell>
          <table:table-cell office:value-type="float" office:value="0.43470385799673972" table:style-name="ce50">
            <text:p>0.43</text:p>
          </table:table-cell>
          <table:table-cell office:value-type="float" office:value="5.2888969389603329" table:style-name="ce48">
            <text:p>5.29</text:p>
          </table:table-cell>
          <table:table-cell office:value-type="float" office:value="4" table:style-name="ce51">
            <text:p>4</text:p>
          </table:table-cell>
          <table:table-cell office:value-type="float" office:value="4" table:style-name="ce51">
            <text:p>4</text:p>
          </table:table-cell>
          <table:table-cell office:value-type="float" office:value="0" table:style-name="ce51">
            <text:p>—</text:p>
          </table:table-cell>
          <table:table-cell office:value-type="float" office:value="0.28980257199782644" table:style-name="ce50">
            <text:p>0.29</text:p>
          </table:table-cell>
          <table:table-cell office:value-type="float" office:value="3.5259312926402218" table:style-name="ce52">
            <text:p>3.53</text:p>
          </table:table-cell>
          <table:table-cell table:style-name="ce3"/>
          <table:table-cell table:style-name="ce44"/>
          <table:table-cell table:number-columns-repeated="16359"/>
        </table:table-row>
        <table:table-row table:style-name="ro8"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table:number-columns-repeated="2" table:style-name="ce58"/>
          <table:table-cell table:style-name="ce57"/>
          <table:table-cell table:number-columns-repeated="2" table:style-name="ce58"/>
          <table:table-cell table:style-name="ce57"/>
          <table:table-cell table:number-columns-repeated="2" table:style-name="ce58"/>
          <table:table-cell table:number-columns-repeated="2" table:style-name="ce57"/>
          <table:table-cell table:style-name="ce59"/>
          <table:table-cell table:style-name="ce58"/>
          <table:table-cell table:style-name="ce55"/>
          <table:table-cell table:number-columns-repeated="3" table:style-name="ce59"/>
          <table:table-cell table:style-name="ce58"/>
          <table:table-cell table:style-name="ce60"/>
          <table:table-cell table:style-name="ce61"/>
          <table:table-cell table:number-columns-repeated="16360" table:style-name="ce3"/>
        </table:table-row>
        <table:table-row table:style-name="ro4">
          <table:table-cell office:value-type="string" table:style-name="ce62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3" table:style-name="ce63"/>
          <table:table-cell table:number-columns-repeated="11" table:style-name="ce64"/>
          <table:table-cell table:number-columns-repeated="2" table:style-name="ce63"/>
          <table:table-cell table:number-columns-repeated="5" table:style-name="ce11"/>
          <table:table-cell office:value-type="string" table:style-name="ce65">
            <text:p><text:s text:c="16"/>內政部戶政司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66">
            <text:p><text:s text:c="7"/>「0.00」表示未滿百分之0.005。</text:p>
          </table:table-cell>
          <table:table-cell table:number-columns-repeated="3" table:style-name="ce63"/>
          <table:table-cell table:number-columns-repeated="11" table:style-name="ce64"/>
          <table:table-cell table:number-columns-repeated="2" table:style-name="ce63"/>
          <table:table-cell table:style-name="ce65"/>
          <table:table-cell table:number-columns-repeated="5" table:style-name="ce67"/>
          <table:table-cell table:number-columns-repeated="16361" table:style-name="ce68"/>
        </table:table-row>
        <table:table-row table:style-name="ro10">
          <table:table-cell office:value-type="string" table:style-name="ce69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3" table:style-name="ce70"/>
          <table:table-cell table:number-columns-repeated="11" table:style-name="ce71"/>
          <table:table-cell table:number-columns-repeated="8" table:style-name="ce70"/>
          <table:table-cell table:number-columns-repeated="16361" table:style-name="ce64"/>
        </table:table-row>
        <table:table-row table:style-name="ro11">
          <table:table-cell office:value-type="string" table:style-name="ce69">
            <text:p><text:s text:c="6"/>3.本表相同性別2人之結婚及終止結婚資料係自108年5月24日起統計。</text:p>
          </table:table-cell>
          <table:table-cell table:number-columns-repeated="3" table:style-name="ce63"/>
          <table:table-cell table:number-columns-repeated="11" table:style-name="ce64"/>
          <table:table-cell table:number-columns-repeated="7" table:style-name="ce63"/>
          <table:table-cell table:style-name="ce11"/>
          <table:table-cell table:number-columns-repeated="16361" table:style-name="ce64"/>
        </table:table-row>
        <table:table-row table:number-rows-repeated="38" table:style-name="ro11">
          <table:table-cell table:style-name="ce64"/>
          <table:table-cell table:number-columns-repeated="3" table:style-name="ce63"/>
          <table:table-cell table:number-columns-repeated="11" table:style-name="ce64"/>
          <table:table-cell table:number-columns-repeated="8" table:style-name="ce63"/>
          <table:table-cell table:number-columns-repeated="16361" table:style-name="ce64"/>
        </table:table-row>
        <table:table-row table:number-rows-repeated="2843" table:style-name="ro12">
          <table:table-cell table:style-name="ce64"/>
          <table:table-cell table:number-columns-repeated="3" table:style-name="ce63"/>
          <table:table-cell table:number-columns-repeated="11" table:style-name="ce64"/>
          <table:table-cell table:number-columns-repeated="8" table:style-name="ce63"/>
          <table:table-cell table:number-columns-repeated="16361" table:style-name="ce64"/>
        </table:table-row>
        <table:table-row table:style-name="ro12">
          <table:table-cell table:style-name="ce64"/>
          <table:table-cell table:number-columns-repeated="3" table:style-name="ce63"/>
          <table:table-cell table:number-columns-repeated="11" table:style-name="ce64"/>
          <table:table-cell table:number-columns-repeated="8" table:style-name="ce63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106/上網各月速報公式(6月).xls'#說明" table:style-name="ta2">
        <table:table-source xlink:href="file:///C:/Users/moi1849/Desktop/123/3/1.月報/06速(月)報套印/111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60" table:style-name="ta2">
        <table:table-source xlink:href="file:///C:/Users/moi1849/Desktop/123/3/1.月報/06速(月)報套印/111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70" table:style-name="ta2">
        <table:table-source xlink:href="file:///C:/Users/moi1849/Desktop/123/3/1.月報/06速(月)報套印/111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B0" table:style-name="ta2">
        <table:table-source xlink:href="file:///C:/Users/moi1849/Desktop/123/3/1.月報/06速(月)報套印/111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月別(貼01-縣市別)" table:style-name="ta2">
        <table:table-source xlink:href="file:///C:/Users/moi1849/Desktop/123/3/1.月報/06速(月)報套印/111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縣市別" table:style-name="ta2">
        <table:table-source xlink:href="file:///C:/Users/moi1849/Desktop/123/3/1.月報/06速(月)報套印/111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齡結構" table:style-name="ta2">
        <table:table-source xlink:href="file:///C:/Users/moi1849/Desktop/123/3/1.月報/06速(月)報套印/111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資料分析" table:style-name="ta2">
        <table:table-source xlink:href="file:///C:/Users/moi1849/Desktop/123/3/1.月報/06速(月)報套印/111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分析(草稿)" table:style-name="ta2">
        <table:table-source xlink:href="file:///C:/Users/moi1849/Desktop/123/3/1.月報/06速(月)報套印/111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年月別" table:style-name="ta2">
        <table:table-source xlink:href="file:///C:/Users/moi1849/Desktop/123/3/1.月報/06速(月)報套印/111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縣市別" table:style-name="ta2">
        <table:table-source xlink:href="file:///C:/Users/moi1849/Desktop/123/3/1.月報/06速(月)報套印/111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4-單一年齡" table:style-name="ta2">
        <table:table-source xlink:href="file:///C:/Users/moi1849/Desktop/123/3/1.月報/06速(月)報套印/111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5-年齡結構" table:style-name="ta2">
        <table:table-source xlink:href="file:///C:/Users/moi1849/Desktop/123/3/1.月報/06速(月)報套印/111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6-人口增加&amp;生死結離" table:style-name="ta2">
        <table:table-source xlink:href="file:///C:/Users/moi1849/Desktop/123/3/1.月報/06速(月)報套印/111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年月別" table:style-name="ta2">
        <table:table-source xlink:href="file:///C:/Users/moi1849/Desktop/123/3/1.月報/06速(月)報套印/111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縣市別" table:style-name="ta2">
        <table:table-source xlink:href="file:///C:/Users/moi1849/Desktop/123/3/1.月報/06速(月)報套印/111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年月別" table:style-name="ta2">
        <table:table-source xlink:href="file:///C:/Users/moi1849/Desktop/123/3/1.月報/06速(月)報套印/111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縣市別" table:style-name="ta2">
        <table:table-source xlink:href="file:///C:/Users/moi1849/Desktop/123/3/1.月報/06速(月)報套印/111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1-遷徙" table:style-name="ta2">
        <table:table-source xlink:href="file:///C:/Users/moi1849/Desktop/123/3/1.月報/06速(月)報套印/111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6:08:32Z</meta:creation-date>
    <dc:date>2022-07-04T06:09:06Z</dc:date>
  </office:meta>
</office:document-meta>
</file>